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07cm" style:rel-column-width="5040*"/>
    </style:style>
    <style:style style:name="Tabela1.B" style:family="table-column">
      <style:table-column-properties style:column-width="1.309cm" style:rel-column-width="5042*"/>
    </style:style>
    <style:style style:name="Tabela1.C" style:family="table-column">
      <style:table-column-properties style:column-width="1.309cm" style:rel-column-width="5043*"/>
    </style:style>
    <style:style style:name="Tabela1.G" style:family="table-column">
      <style:table-column-properties style:column-width="1.307cm" style:rel-column-width="5041*"/>
    </style:style>
    <style:style style:name="Tabela1.M" style:family="table-column">
      <style:table-column-properties style:column-width="1.307cm" style:rel-column-width="503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M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275d" officeooo:paragraph-rsid="0015275d"/>
    </style:style>
    <style:style style:name="P2" style:family="paragraph" style:parent-style-name="Standard">
      <style:text-properties fo:font-weight="normal" officeooo:rsid="0017f375" officeooo:paragraph-rsid="0017f375" style:font-weight-asian="normal" style:font-weight-complex="normal"/>
    </style:style>
    <style:style style:name="P3" style:family="paragraph" style:parent-style-name="Standard">
      <style:text-properties fo:font-weight="bold" officeooo:rsid="0015275d" officeooo:paragraph-rsid="0015275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275d" officeooo:paragraph-rsid="0015275d" style:font-weight-asian="bold" style:font-weight-complex="bold"/>
    </style:style>
    <style:style style:name="P5" style:family="paragraph" style:parent-style-name="Standard">
      <style:text-properties fo:font-weight="bold" officeooo:rsid="0017f375" officeooo:paragraph-rsid="0017f37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6250d" officeooo:paragraph-rsid="0016250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rsid="0017f375" officeooo:paragraph-rsid="0017f375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26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87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Forma1_8" draw:style-name="gr3" draw:text-style-name="P10" svg:width="0.715cm" svg:height="0.689cm" svg:x="6.727cm" svg:y="4.854cm"><text:p text:style-name="P10"><text:s/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_9" draw:style-name="gr3" draw:text-style-name="P10" svg:width="0.715cm" svg:height="0.689cm" svg:x="6.701cm" svg:y="1.812cm"><text:p text:style-name="P10"><text:s/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a1_0" draw:style-name="gr3" draw:text-style-name="P10" svg:width="0.715cm" svg:height="0.689cm" svg:x="2.706cm" svg:y="4.907cm"><text:p text:style-name="P10"><text:s/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Forma2" draw:style-name="gr1" draw:text-style-name="P9" svg:x1="2.997cm" svg:y1="4.907cm" svg:x2="2.997cm" svg:y2="2.552cm"><text:p/></draw:line><draw:line text:anchor-type="paragraph" draw:z-index="5" draw:name="Forma3" draw:style-name="gr1" draw:text-style-name="P9" svg:x1="3.42cm" svg:y1="5.119cm" svg:x2="6.727cm" svg:y2="5.119cm"><text:p/></draw:line><draw:line text:anchor-type="paragraph" draw:z-index="6" draw:name="Forma4" draw:style-name="gr1" draw:text-style-name="P9" svg:x1="7.177cm" svg:y1="4.854cm" svg:x2="7.098cm" svg:y2="2.499cm"><text:p/></draw:line><draw:line text:anchor-type="paragraph" draw:z-index="7" draw:name="Forma5" draw:style-name="gr1" draw:text-style-name="P9" svg:x1="3.394cm" svg:y1="2.208cm" svg:x2="6.701cm" svg:y2="2.155cm"><text:p/></draw:line><draw:line text:anchor-type="paragraph" draw:z-index="8" draw:name="Forma6" draw:style-name="gr1" draw:text-style-name="P9" svg:x1="6.86cm" svg:y1="2.499cm" svg:x2="3.129cm" svg:y2="4.907cm"><text:p/></draw:line><draw:line text:anchor-type="paragraph" draw:z-index="9" draw:name="Forma7" draw:style-name="gr1" draw:text-style-name="P9" svg:x1="3.261cm" svg:y1="2.499cm" svg:x2="6.859cm" svg:y2="4.907cm"><text:p/></draw:line>Exercicios 02: </text:p>
      <text:p text:style-name="P1"/>
      <text:p text:style-name="P1">prova por <text:span text:style-name="T1">construção que garante:</text:span></text:p>
      <text:p text:style-name="P3"><draw:custom-shape text:anchor-type="paragraph" draw:z-index="1" draw:name="Forma1_7" draw:style-name="gr3" draw:text-style-name="P10" svg:width="0.715cm" svg:height="0.689cm" svg:x="2.718cm" svg:y="0.482cm"><text:p text:style-name="P10"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Para um n qualquer &gt; 6, seria também importante ligarmos desta forma:</text:p>
      <text:p text:style-name="P2"/>
      <text:p text:style-name="P2"><draw:custom-shape text:anchor-type="paragraph" draw:z-index="10" draw:name="Forma8" draw:style-name="gr2" svg:width="0.636cm" svg:height="0.742cm" svg:x="0.404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8_1" draw:style-name="gr2" svg:width="0.636cm" svg:height="0.742cm" svg:x="1.7cm" svg:y="0.1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8_3" draw:style-name="gr2" svg:width="0.636cm" svg:height="0.742cm" svg:x="3.103cm" svg:y="0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8_5" draw:style-name="gr2" svg:width="0.636cm" svg:height="0.742cm" svg:x="4.637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<text:p text:style-name="P3"><draw:line text:anchor-type="paragraph" draw:z-index="18" draw:name="Forma9" draw:style-name="gr1" draw:text-style-name="P9" svg:x1="0.854cm" svg:y1="1.103cm" svg:x2="0.854cm" svg:y2="0.415cm"><text:p/></draw:line><draw:line text:anchor-type="paragraph" draw:z-index="19" draw:name="Forma10" draw:style-name="gr1" draw:text-style-name="P9" svg:x1="1.039cm" svg:y1="0.15cm" svg:x2="1.833cm" svg:y2="0.176cm"><text:p/></draw:line><draw:line text:anchor-type="paragraph" draw:z-index="20" draw:name="Forma11" draw:style-name="gr1" draw:text-style-name="P9" svg:x1="2.335cm" svg:y1="0.123cm" svg:x2="3.235cm" svg:y2="0.123cm"><text:p/></draw:line><draw:line text:anchor-type="paragraph" draw:z-index="21" draw:name="Forma12" draw:style-name="gr1" draw:text-style-name="P9" svg:x1="3.738cm" svg:y1="0.123cm" svg:x2="4.638cm" svg:y2="0.123cm"><text:p/></draw:line><draw:line text:anchor-type="paragraph" draw:z-index="22" draw:name="Forma13" draw:style-name="gr1" draw:text-style-name="P9" svg:x1="4.981cm" svg:y1="0.34cm" svg:x2="4.981cm" svg:y2="1.155cm"><text:p/></draw:line><draw:line text:anchor-type="paragraph" draw:z-index="26" draw:name="Forma17" draw:style-name="gr1" draw:text-style-name="P9" svg:x1="0.907cm" svg:y1="0.203cm" svg:x2="4.691cm" svg:y2="1.288cm"><text:p/></draw:line><draw:line text:anchor-type="paragraph" draw:z-index="27" draw:name="Forma18" draw:style-name="gr1" draw:text-style-name="P9" svg:x1="2.097cm" svg:y1="0.42cm" svg:x2="3.367cm" svg:y2="1.103cm"><text:p/></draw:line><draw:line text:anchor-type="paragraph" draw:z-index="28" draw:name="Forma19" draw:style-name="gr1" draw:text-style-name="P9" svg:x1="3.367cm" svg:y1="0.367cm" svg:x2="2.097cm" svg:y2="1.103cm"><text:p/></draw:line><draw:line text:anchor-type="paragraph" draw:z-index="29" draw:name="Forma20" draw:style-name="gr1" draw:text-style-name="P9" svg:x1="4.823cm" svg:y1="0.229cm" svg:x2="0.907cm" svg:y2="1.287cm"><text:p/></draw:line></text:p>
      <text:p text:style-name="P3"/>
      <text:p text:style-name="P3"><draw:custom-shape text:anchor-type="paragraph" draw:z-index="11" draw:name="Forma8_0" draw:style-name="gr2" svg:width="0.636cm" svg:height="0.742cm" svg:x="0.43cm" svg:y="0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8_2" draw:style-name="gr2" svg:width="0.636cm" svg:height="0.742cm" svg:x="1.7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8_4" draw:style-name="gr2" svg:width="0.636cm" svg:height="0.742cm" svg:x="3.103cm" svg:y="0.1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8_6" draw:style-name="gr2" svg:width="0.636cm" svg:height="0.742cm" svg:x="4.531cm" svg:y="0.1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23" draw:name="Forma14" draw:style-name="gr1" draw:text-style-name="P9" svg:x1="4.532cm" svg:y1="0.145cm" svg:x2="3.738cm" svg:y2="0.145cm"><text:p/></draw:line><draw:line text:anchor-type="paragraph" draw:z-index="24" draw:name="Forma15" draw:style-name="gr1" draw:text-style-name="P9" svg:x1="3.102cm" svg:y1="0.065cm" svg:x2="2.335cm" svg:y2="0.065cm"><text:p/></draw:line><draw:line text:anchor-type="paragraph" draw:z-index="25" draw:name="Forma16" draw:style-name="gr1" draw:text-style-name="P9" svg:x1="1.7cm" svg:y1="0.092cm" svg:x2="1.065cm" svg:y2="0.118cm"><text:p/></draw:line></text:p>
      <text:p text:style-name="P3"/>
      <text:p text:style-name="P2">onde para qualquer pares de entrada(vértices) temos somente que incluir mais uma aresta cruzando entre a estrutura interna, ou seja ainda utilizando do modelo retangular para facilitar a visualização desta formulação de n pares &gt;2 em um grafo 3-regular.</text:p>
      <text:p text:style-name="P3"/>
      <text:p text:style-name="P3">prova por incidência:</text:p>
      <text:p text:style-name="P3"/>
      <text:p text:style-name="P5">grafo com 4 vértic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C" table:number-columns-repeated="2"/>
        <table:table-column table:style-name="Tabela1.G"/>
        <table:table-column table:style-name="Tabela1.B"/>
        <table:table-column table:style-name="Tabela1.G" table:number-columns-repeated="2"/>
        <table:table-column table:style-name="Tabela1.A" table:number-columns-repeated="2"/>
        <table:table-column table:style-name="Tabela1.M"/>
        <table:table-row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>{1,2}</text:p>
          </table:table-cell>
          <table:table-cell table:style-name="Tabela1.A1" office:value-type="string">
            <text:p text:style-name="P6">{1,3}</text:p>
          </table:table-cell>
          <table:table-cell table:style-name="Tabela1.A1" office:value-type="string">
            <text:p text:style-name="P6">{1,4}</text:p>
          </table:table-cell>
          <table:table-cell table:style-name="Tabela1.A1" office:value-type="string">
            <text:p text:style-name="P6">{2,1}</text:p>
          </table:table-cell>
          <table:table-cell table:style-name="Tabela1.A1" office:value-type="string">
            <text:p text:style-name="P6">{2,3}</text:p>
          </table:table-cell>
          <table:table-cell table:style-name="Tabela1.A1" office:value-type="string">
            <text:p text:style-name="P6">{2,4}</text:p>
          </table:table-cell>
          <table:table-cell table:style-name="Tabela1.A1" office:value-type="string">
            <text:p text:style-name="P6">{3,1}</text:p>
          </table:table-cell>
          <table:table-cell table:style-name="Tabela1.A1" office:value-type="string">
            <text:p text:style-name="P6">{3,2}</text:p>
          </table:table-cell>
          <table:table-cell table:style-name="Tabela1.A1" office:value-type="string">
            <text:p text:style-name="P6">{3,4}</text:p>
          </table:table-cell>
          <table:table-cell table:style-name="Tabela1.A1" office:value-type="string">
            <text:p text:style-name="P6">{4,1}</text:p>
          </table:table-cell>
          <table:table-cell table:style-name="Tabela1.A1" office:value-type="string">
            <text:p text:style-name="P6">{4,2}</text:p>
          </table:table-cell>
          <table:table-cell table:style-name="Tabela1.M1" office:value-type="string">
            <text:p text:style-name="P6">{4,3}</text:p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8">0</text:p>
          </table:table-cell>
          <table:table-cell table:style-name="Tabela1.M2" office:value-type="string">
            <text:p text:style-name="P8">0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M2" office:value-type="string">
            <text:p text:style-name="P8">0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8">0</text:p>
          </table:table-cell>
          <table:table-cell table:style-name="Tabela1.M2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0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6">1</text:p>
          </table:table-cell>
          <table:table-cell table:style-name="Tabela1.M2" office:value-type="string">
            <text:p text:style-name="P6">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23:25:40.887597950</meta:creation-date>
    <meta:editing-duration>PT58S</meta:editing-duration>
    <meta:editing-cycles>2</meta:editing-cycles>
    <meta:generator>LibreOffice/6.4.6.2$Linux_X86_64 LibreOffice_project/40$Build-2</meta:generator>
    <dc:date>2021-03-02T23:26:31.431561168</dc:date>
    <meta:document-statistic meta:table-count="1" meta:image-count="0" meta:object-count="0" meta:page-count="1" meta:paragraph-count="71" meta:word-count="129" meta:character-count="524" meta:non-whitespace-character-count="463"/>
  </office:meta>
</office:document-meta>
</file>